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ans" svg:font-family="'Bitstream Vera Sans'"/>
    <style:font-face style:name="DejaVu Sans Mono" svg:font-family="'DejaVu Sans Mono'" style:font-family-generic="modern" style:font-pitch="fixed"/>
    <style:font-face style:name="DejaVu Sans" svg:font-family="'DejaVu Sans'" style:font-family-generic="system" style:font-pitch="variable"/>
  </office:font-face-decls>
  <office:automatic-styles>
    <style:style style:name="Tabel1" style:family="table">
      <style:table-properties style:width="16.993cm" table:align="left"/>
    </style:style>
    <style:style style:name="Tabel1.A" style:family="table-column">
      <style:table-column-properties style:column-width="1.727cm"/>
    </style:style>
    <style:style style:name="Tabel1.B" style:family="table-column">
      <style:table-column-properties style:column-width="15.266cm"/>
    </style:style>
    <style:style style:name="Tabel1.A1" style:family="table-cell">
      <style:table-cell-properties fo:padding="0.097cm" fo:border="none"/>
    </style:style>
    <style:style style:name="Tabel1.A2" style:family="table-cell" style:data-style-name="N0">
      <style:table-cell-properties fo:padding="0.097cm" fo:border="none"/>
    </style:style>
    <style:style style:name="Tabel1.11" style:family="table-row">
      <style:table-row-properties style:min-row-height="1.108cm"/>
    </style:style>
    <style:style style:name="Tabel1.184" style:family="table-row">
      <style:table-row-properties style:min-row-height="0.87cm"/>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fo:font-weight="normal" style:font-style-asian="italic" style:font-weight-asian="normal" style:font-style-complex="italic" style:font-weight-complex="normal"/>
    </style:style>
    <style:style style:name="P3" style:family="paragraph" style:parent-style-name="Table_20_Contents">
      <style:text-properties fo:font-style="normal" style:font-style-asian="normal" style:font-style-complex="normal"/>
    </style:style>
    <style:style style:name="P4" style:family="paragraph" style:parent-style-name="Table_20_Contents">
      <style:text-properties fo:background-color="#ffff00"/>
    </style:style>
    <style:style style:name="T1" style:family="text">
      <style:text-properties fo:language="en" fo:country="none"/>
    </style:style>
    <style:style style:name="T2" style:family="text">
      <style:text-properties fo:language="en" fo:country="none" fo:font-style="italic" style:font-style-asian="italic" style:font-style-complex="italic"/>
    </style:style>
    <style:style style:name="T3" style:family="text">
      <style:text-properties fo:font-style="italic" style:font-style-asian="italic" style:font-style-complex="italic"/>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ventarisatie niet toetsbare webrichtlijnen</text:h>
      <table:table table:name="Tabel1" table:style-name="Tabel1">
        <table:table-column table:style-name="Tabel1.A"/>
        <table:table-column table:style-name="Tabel1.B"/>
        <table:table-row>
          <table:table-cell table:style-name="Tabel1.A1" office:value-type="string">
            <text:p text:style-name="Table_20_Contents">Richtlijn</text:p>
          </table:table-cell>
          <table:table-cell table:style-name="Tabel1.A1" office:value-type="string">
            <text:p text:style-name="Table_20_Contents">Omschrijving en resultaat</text:p>
          </table:table-cell>
        </table:table-row>
        <table:table-row>
          <table:table-cell table:style-name="Tabel1.A2" office:value-type="float" office:value="1.2">
            <text:p text:style-name="Table_20_Contents"><text:a xlink:type="simple" xlink:href="http://www.webrichtlijnen.nl/handleiding/ontwikkeling/productie/filosofie/gelaagd-bouwen/#r-pd-1-2">1.2</text:a></text:p>
          </table:table-cell>
          <table:table-cell table:style-name="Tabel1.A1" office:value-type="string">
            <text:p text:style-name="P1">Bouw websites volgens het principe van ‘gelaagd bouwen’.</text:p>
          </table:table-cell>
        </table:table-row>
        <table:table-row>
          <table:table-cell table:style-name="Tabel1.A1" office:value-type="string">
            <text:p text:style-name="Table_20_Contents"/>
          </table:table-cell>
          <table:table-cell table:style-name="Tabel1.A1" office:value-type="string">
            <text:p text:style-name="Table_20_Contents">In de website is zowel 'progressive enhancement' (PE) en 'gracefull degradation' (GD) verwerkt. Waar mogelijk heeft PE de voorkeur omdat daar niet op toegangelijkheid wordt ingeleverd. </text:p>
            <text:p text:style-name="Table_20_Contents"/>
            <text:p text:style-name="Table_20_Contents">Bij de vraagboom is er sprake van PE, onderdelen in de boom zijn zichtbaar in een webbrowser zonder javascript en/of css. De vraagboom is nog steeds toegangelijk zonder deze extra technieken. </text:p>
            <text:p text:style-name="Table_20_Contents"/>
            <text:p text:style-name="Table_20_Contents">Als de browser wel beschikt over deze technieken dan wordt de gebruikersvriendelijkheid verhoogt. De tekstkoppen en kleuren worden door CSS toegepast en javascript maakt het mogelijk de onderdelen in de boom open en dicht te klappen.</text:p>
            <text:p text:style-name="Table_20_Contents"/>
            <text:p text:style-name="Table_20_Contents">Bij de perspectief wissel om de teksten te personaliseren is sprake van GD. Enkel als de webbrowser beschikt over Javascript is het mogelijk deze functionaliteit te gebruiken.</text:p>
            <text:p text:style-name="Table_20_Contents"/>
          </table:table-cell>
        </table:table-row>
        <table:table-row>
          <table:table-cell table:style-name="Tabel1.A2" office:value-type="float" office:value="2.3">
            <text:p text:style-name="Table_20_Contents"><text:a xlink:type="simple" xlink:href="http://www.webrichtlijnen.nl/handleiding/ontwikkeling/productie/webstandaarden/html4-01/#r-pd-2-3">2.3</text:a></text:p>
          </table:table-cell>
          <table:table-cell table:style-name="Tabel1.A1" office:value-type="string">
            <text:p text:style-name="P1">Bij het aanpassen van een bestaande website: gebruik van HTML 4.01 of XHTML 1.0 alleen de Transitional variant als het gebruik van de Strict variant onmogelijk of onwenselijk is.</text:p>
          </table:table-cell>
        </table:table-row>
        <table:table-row>
          <table:table-cell table:style-name="Tabel1.A1" office:value-type="string">
            <text:p text:style-name="Table_20_Contents"/>
          </table:table-cell>
          <table:table-cell table:style-name="Tabel1.A1" office:value-type="string">
            <text:p text:style-name="Table_20_Contents">In de website wordt gebruik gemaakt van: XHTML 1.0 Strict</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2.7">
            <text:p text:style-name="Table_20_Contents"><text:a xlink:type="simple" xlink:href="http://www.webrichtlijnen.nl/handleiding/ontwikkeling/productie/webstandaarden/ecmascript-262/#r-pd-2-7">2.7</text:a></text:p>
          </table:table-cell>
          <table:table-cell table:style-name="Tabel1.A1" office:value-type="string">
            <text:p text:style-name="P1">Indien client-side script wordt gebruikt, gebruik ECMAScript volgens de specificatie.</text:p>
          </table:table-cell>
        </table:table-row>
        <table:table-row>
          <table:table-cell table:style-name="Tabel1.A1" office:value-type="string">
            <text:p text:style-name="Table_20_Contents"/>
          </table:table-cell>
          <table:table-cell table:style-name="Tabel1.A1" office:value-type="string">
            <text:p text:style-name="Table_20_Contents">Op de website wordt gebruikt gemaakt van Javascript dat is compatibel met ECMAScript. Daarnaast wordt er gebruik gemaakt van de jQuery library, deze library is cross-browser compatibel en biedt extra functionaliteit voor het manipuleren van een webpagina.</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2.8">
            <text:p text:style-name="Table_20_Contents"><text:a xlink:type="simple" xlink:href="http://www.webrichtlijnen.nl/handleiding/ontwikkeling/productie/webstandaarden/dom1/#r-pd-2-8">2.8</text:a></text:p>
          </table:table-cell>
          <table:table-cell table:style-name="Tabel1.A1" office:value-type="string">
            <text:p text:style-name="P1">Indien men elementen in de HTML hiërarchie manipuleert, maak gebruik van de W3C DOM volgens de specificatie.</text:p>
          </table:table-cell>
        </table:table-row>
        <table:table-row table:style-name="Tabel1.11">
          <table:table-cell table:style-name="Tabel1.A2">
            <text:p text:style-name="Table_20_Contents"/>
          </table:table-cell>
          <table:table-cell table:style-name="Tabel1.A1" office:value-type="string">
            <text:p text:style-name="P3">Door het gebruik van Javascript en de jQuery library wordt de DOM gebruikt volgens W3C specificatie.</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2.9">
            <text:p text:style-name="Table_20_Contents"><text:a xlink:type="simple" xlink:href="http://www.webrichtlijnen.nl/handleiding/ontwikkeling/productie/webstandaarden/wcag/#r-pd-2-9">2.9</text:a></text:p>
          </table:table-cell>
          <table:table-cell table:style-name="Tabel1.A1" office:value-type="string">
            <text:p text:style-name="P1">Bouw een website volgens de Web Content Accessibility Guidelines (WCAG <text:s/>1.0) van het W3C.</text:p>
          </table:table-cell>
        </table:table-row>
        <table:table-row>
          <table:table-cell table:style-name="Tabel1.A1" office:value-type="string">
            <text:p text:style-name="Table_20_Contents"/>
          </table:table-cell>
          <table:table-cell table:style-name="Tabel1.A1" office:value-type="string">
            <text:p text:style-name="Table_20_Contents">Het Plone CMS voldoet aan WCAG 1.0. Er zijn aanpassingen in het CMS gedaan waardoor de sneltoetsen niet meer werken. </text:p>
            <text:p text:style-name="Table_20_Contents"/>
            <text:p text:style-name="P4">TODO: uitzoeken of er meer onderdelen afkomstig uit WCAG kapot zijn.</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3.6">
            <text:p text:style-name="Table_20_Contents"><text:a xlink:type="simple" xlink:href="http://www.webrichtlijnen.nl/handleiding/ontwikkeling/productie/beschrijvende-markup/het-schrijven-van/tekstopmaak/#r-pd-3-6">3.6</text:a></text:p>
          </table:table-cell>
          <table:table-cell table:style-name="Tabel1.A1" office:value-type="string">
            <text:p text:style-name="P1">Gebruik het abbr (abbreviation) element voor afkortingen indien er onduidelijkheid zou kunnen ontstaan over de betekenis ervan, de afkorting een zeer belangrijke rol speelt in de tekst of wanneer de afkorting niet voorkomt in het Nederlands woordenboek.</text:p>
          </table:table-cell>
        </table:table-row>
        <table:table-row>
          <table:table-cell table:style-name="Tabel1.A1" office:value-type="string">
            <text:p text:style-name="Table_20_Contents"/>
          </table:table-cell>
          <table:table-cell table:style-name="Tabel1.A1" office:value-type="string">
            <text:p text:style-name="Table_20_Contents">Redacteuren binnen de website gebruiken het abbrevation element voor afkortingen. Idealiter is dit afgesproken in een procedure. De redacteur kan via de <text:soft-page-break/>HTML knop in de wysiwyg editor handmatig dit element toevoegen.</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3.7">
            <text:p text:style-name="Table_20_Contents"><text:a xlink:type="simple" xlink:href="http://www.webrichtlijnen.nl/handleiding/ontwikkeling/productie/beschrijvende-markup/het-schrijven-van/tekstopmaak/#r-pd-3-7">3.7</text:a></text:p>
          </table:table-cell>
          <table:table-cell table:style-name="Tabel1.A1" office:value-type="string">
            <text:p text:style-name="P1">Gebruik het dfn (definition) element voor het aangeven van termen, elders gedefinieerd in een definitielijst.</text:p>
          </table:table-cell>
        </table:table-row>
        <table:table-row>
          <table:table-cell table:style-name="Tabel1.A1" office:value-type="string">
            <text:p text:style-name="Table_20_Contents"/>
          </table:table-cell>
          <table:table-cell table:style-name="Tabel1.A1" office:value-type="string">
            <text:p text:style-name="Table_20_Contents">Op de website is een begrippenlijst aanwezig. Vanuit content kan de redacteur met een keyword aangeven dat een term actief is. Hiermee wordt bij de betreffende term gelinkt naar de verklaring in de begrippenlijst. Als de webbrowser beschikt over Javascript dan wordt na het klikken op het term eerst een dialoogvenster getoond <text:s/>met korte omschrijving. Vanuit dat venster wordt gelinkt naar de verklaring in de begrippenlijst.</text:p>
            <text:p text:style-name="Table_20_Contents"/>
            <text:p text:style-name="Table_20_Contents">De beschreven methode in de richtlijn wordt niet gebruikt. Dit omdat de term en de verklaring in de begrippenlijst niet op één pagina staan.</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3.8">
            <text:p text:style-name="Table_20_Contents"><text:a xlink:type="simple" xlink:href="http://www.webrichtlijnen.nl/handleiding/ontwikkeling/productie/beschrijvende-markup/het-schrijven-van/tekstopmaak/#r-pd-3-8">3.8</text:a></text:p>
          </table:table-cell>
          <table:table-cell table:style-name="Tabel1.A1" office:value-type="string">
            <text:p text:style-name="P1">Gebruik het ins (insertion) en del (deletion) element voor het aangeven van regelmatige wijzigingen in de inhoud van een pagina.</text:p>
          </table:table-cell>
        </table:table-row>
        <table:table-row>
          <table:table-cell table:style-name="Tabel1.A1" office:value-type="string">
            <text:p text:style-name="Table_20_Contents"/>
          </table:table-cell>
          <table:table-cell table:style-name="Tabel1.A1" office:value-type="string">
            <text:p text:style-name="Table_20_Contents">Deze elementen worden niet gebruikt in het Plone CMS. Redacteuren beschikken wel over de mogelijkheid om vorige revisies van content te vergelijken en om deze terug te halen.</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1" office:value-type="string">
            <text:p text:style-name="Standard"><text:a xlink:type="simple" xlink:href="http://www.webrichtlijnen.nl/handleiding/ontwikkeling/productie/beschrijvende-markup/het-schrijven-van/referenties-citaten/#r-pd-3-10">3.10'</text:a></text:p>
          </table:table-cell>
          <table:table-cell table:style-name="Tabel1.A1" office:value-type="string">
            <text:p text:style-name="P1">Gebruik het cite element voor referenties naar personen en titels.</text:p>
          </table:table-cell>
        </table:table-row>
        <table:table-row>
          <table:table-cell table:style-name="Tabel1.A1" office:value-type="string">
            <text:p text:style-name="Table_20_Contents"/>
          </table:table-cell>
          <table:table-cell table:style-name="Tabel1.A1" office:value-type="string">
            <text:p text:style-name="Table_20_Contents">Redacteuren binnen de website gebruiken het cite element voor afkortingen. Idealiter is dit afgesproken in een procedure. De redacteur kan via de HTML knop in de wysiwyg editor handmatig dit element toevoegen.</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3.12">
            <text:p text:style-name="Table_20_Contents"><text:a xlink:type="simple" xlink:href="http://www.webrichtlijnen.nl/handleiding/ontwikkeling/productie/beschrijvende-markup/het-schrijven-van/referenties-citaten/#r-pd-3-12">3.12</text:a></text:p>
          </table:table-cell>
          <table:table-cell table:style-name="Tabel1.A1" office:value-type="string">
            <text:p text:style-name="P1">Gebruik het blockquote element voor het aangeven van (lange) citaten.</text:p>
          </table:table-cell>
        </table:table-row>
        <table:table-row>
          <table:table-cell table:style-name="Tabel1.A1" office:value-type="string">
            <text:p text:style-name="Table_20_Contents"/>
          </table:table-cell>
          <table:table-cell table:style-name="Tabel1.A1" office:value-type="string">
            <text:p text:style-name="Table_20_Contents">Redacteuren binnen de website gebruiken het blockquote element voor afkortingen. Idealiter is dit afgesproken in een procedure. De redacteur kan via de HTML knop in de wysiwyg editor handmatig dit element toevoegen.</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3.14">
            <text:p text:style-name="Table_20_Contents"><text:a xlink:type="simple" xlink:href="http://www.webrichtlijnen.nl/handleiding/ontwikkeling/productie/beschrijvende-markup/het-schrijven-van/lijsten/#r-pd-3-14">3.14</text:a></text:p>
          </table:table-cell>
          <table:table-cell table:style-name="Tabel1.A1" office:value-type="string">
            <text:p text:style-name="P1">Gebruik het dl (definition list), het dt (definition term) en dd (definition data) element voor het aangeven van een lijst met definities.</text:p>
          </table:table-cell>
        </table:table-row>
        <table:table-row>
          <table:table-cell table:style-name="Tabel1.A1" office:value-type="string">
            <text:p text:style-name="Table_20_Contents"/>
          </table:table-cell>
          <table:table-cell table:style-name="Tabel1.A1" office:value-type="string">
            <text:p text:style-name="Table_20_Contents">De portlets binnen Plone zijn opgebouwd met definitielijsten. Dit betekent dat de definitie er als kop instaat en de verklaring er onder. </text:p>
            <text:p text:style-name="Table_20_Contents"/>
            <text:p text:style-name="Table_20_Contents">Voorbeeld hiervan is de inspiratie portlet op de startpagina van een domein. Als kop staat er inspiratie met daaronder verschillende links voor meer informatie/inspiratie. Een redacteur kan zelf portlets aanmaken.</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3.15">
            <text:p text:style-name="Table_20_Contents"><text:a xlink:type="simple" xlink:href="http://www.webrichtlijnen.nl/handleiding/ontwikkeling/productie/beschrijvende-markup/het-schrijven-van/class-id-attributen/#r-pd-3-15">3.15</text:a></text:p>
          </table:table-cell>
          <table:table-cell table:style-name="Tabel1.A1" office:value-type="string">
            <text:p text:style-name="P1">Geef betekenisvolle namen aan id en class attributen.</text:p>
          </table:table-cell>
        </table:table-row>
        <table:table-row>
          <table:table-cell table:style-name="Tabel1.A1" office:value-type="string">
            <text:p text:style-name="Table_20_Contents"/>
          </table:table-cell>
          <table:table-cell table:style-name="Tabel1.A1" office:value-type="string">
            <text:p text:style-name="Table_20_Contents">De attributen hebben een betekenisvolle naam. Vanuit het Plone CMS zijn de attributen duidelijk en in aangepaste HTML is hier ook rekening meegehouden.</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4.1">
            <text:p text:style-name="Table_20_Contents"><text:a xlink:type="simple" xlink:href="http://www.webrichtlijnen.nl/handleiding/ontwikkeling/productie/permanente-unieke-urls/produceren/#r-pd-4-1">4.1</text:a></text:p>
          </table:table-cell>
          <table:table-cell table:style-name="Tabel1.A1" office:value-type="string">
            <text:p text:style-name="P1">Produceer unieke, onveranderende URL's</text:p>
          </table:table-cell>
        </table:table-row>
        <table:table-row>
          <table:table-cell table:style-name="Tabel1.A1" office:value-type="string">
            <text:p text:style-name="Table_20_Contents"/>
          </table:table-cell>
          <table:table-cell table:style-name="Tabel1.A1" office:value-type="string">
            <text:p text:style-name="Table_20_Contents">Binnen Plone is link integriteit van toepassing. Dit houdt in dat als content binnen het CMS is gelinkt en de content wordt verwijderd/verplaatst dat de redacteur een waarschuwing krijgt dat de link niet meer geldig is. In de waarschuwing staat de content waar de interne link vermeldt wordt.</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ext:soft-page-break/>
        <table:table-row>
          <table:table-cell table:style-name="Tabel1.A2" office:value-type="float" office:value="4.2">
            <text:p text:style-name="Table_20_Contents"><text:a xlink:type="simple" xlink:href="http://www.webrichtlijnen.nl/handleiding/ontwikkeling/productie/permanente-unieke-urls/produceren/dynamische-urls/#r-pd-4-2">4.2</text:a></text:p>
          </table:table-cell>
          <table:table-cell table:style-name="Tabel1.A1" office:value-type="string">
            <text:p text:style-name="P1">Dynamisch gegenereerde URL's dienen nog steeds naar dezelfde inhoud te verwijzen als inhoud wordt gewijzigd of toegevoegd.</text:p>
          </table:table-cell>
        </table:table-row>
        <table:table-row>
          <table:table-cell table:style-name="Tabel1.A1" office:value-type="string">
            <text:p text:style-name="Table_20_Contents"/>
          </table:table-cell>
          <table:table-cell table:style-name="Tabel1.A1" office:value-type="string">
            <text:p text:style-name="Table_20_Contents">In het Plone CMS is de titel van content leesbaar in de URL. Voorbeeld: de titel 'Dit is duidelijk' komt als volgt terug in een url als 'dit-is-duidelijk'. Plone werkt niet met cijfers als id voor content, dit is niet mogelijk: <text:a xlink:type="simple" xlink:href="http://website/nieuws/021/">http://website.nl/nieuws/021/</text:a>.</text:p>
            <text:p text:style-name="Table_20_Contents"/>
            <text:p text:style-name="Table_20_Contents">Ook hier is link integriteit van toepassing (richtlijn 4.1).</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4.3">
            <text:p text:style-name="Table_20_Contents"><text:a xlink:type="simple" xlink:href="http://www.webrichtlijnen.nl/handleiding/ontwikkeling/productie/permanente-unieke-urls/produceren/sessies/#r-pd-4-3">4.3</text:a></text:p>
          </table:table-cell>
          <table:table-cell table:style-name="Tabel1.A1" office:value-type="string">
            <text:p text:style-name="P1">Vermijd het gebruik van sessies in URL's.</text:p>
          </table:table-cell>
        </table:table-row>
        <table:table-row>
          <table:table-cell table:style-name="Tabel1.A1" office:value-type="string">
            <text:p text:style-name="Table_20_Contents"/>
          </table:table-cell>
          <table:table-cell table:style-name="Tabel1.A1" office:value-type="string">
            <text:p text:style-name="Table_20_Contents">In het Plone CMS bestaat de mogelijkheid om unieke id's (UID) te gebruiken als interne link. In plaats van een leesbare URL wordt dit een URL die bestaat een reeks hex-strings in de URL.</text:p>
            <text:p text:style-name="Table_20_Contents"/>
            <text:p text:style-name="Table_20_Contents">Een interne link met UID wijst altijd naar de gelinkte content, ook al wordt de content verplaatst binnen het CMS. Maar de URL is niet leesbaar en niet conform deze richtlijn.</text:p>
            <text:p text:style-name="Table_20_Contents"/>
            <text:p text:style-name="Table_20_Contents">De interne UID URL's worden niet gebruikt in de website.</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4.4">
            <text:p text:style-name="Table_20_Contents"><text:a xlink:type="simple" xlink:href="http://www.webrichtlijnen.nl/handleiding/ontwikkeling/productie/permanente-unieke-urls/produceren/doorverwijzing/#r-pd-4-4">4.4</text:a></text:p>
          </table:table-cell>
          <table:table-cell table:style-name="Tabel1.A1" office:value-type="string">
            <text:p text:style-name="P1">Zorg voor doorverwijzing naar de nieuwe locatie bij het verplaatsen van informatie.</text:p>
          </table:table-cell>
        </table:table-row>
        <table:table-row>
          <table:table-cell table:style-name="Tabel1.A1" office:value-type="string">
            <text:p text:style-name="Table_20_Contents"/>
          </table:table-cell>
          <table:table-cell table:style-name="Tabel1.A1" office:value-type="string">
            <text:p text:style-name="Table_20_Contents">Zie richtlijn 4.1. Zodra er een interne link wordt aangepast moet de redacteur de content aanpassen waar de interne link in staat.</text:p>
            <text:p text:style-name="Table_20_Contents"/>
            <text:p text:style-name="Table_20_Contents">Mocht het toch voorkomen dat content wordt verplaatst en niet meer bereikbaar is via een interne link. Dan geeft het Plone CMS een 'Pagina niet gevonden' 404 foutpagina met suggesties (Wellicht was u op zoek naar...).</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4.5">
            <text:p text:style-name="Table_20_Contents"><text:a xlink:type="simple" xlink:href="http://www.webrichtlijnen.nl/handleiding/ontwikkeling/productie/permanente-unieke-urls/produceren/doorverwijzing/methodes/#r-pd-4-5">4.5</text:a></text:p>
          </table:table-cell>
          <table:table-cell table:style-name="Tabel1.A1" office:value-type="string">
            <text:p text:style-name="P1">Automatische doorverwijzing dient, indien mogelijk, uitgevoerd te worden door de server.</text:p>
          </table:table-cell>
        </table:table-row>
        <table:table-row>
          <table:table-cell table:style-name="Tabel1.A1" office:value-type="string">
            <text:p text:style-name="Table_20_Contents"/>
          </table:table-cell>
          <table:table-cell table:style-name="Tabel1.A1" office:value-type="string">
            <text:p text:style-name="Table_20_Contents">Indien er sprake is van automatische doorverwijzing dan wordt dit door de server uitgevoerd.</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5.1">
            <text:p text:style-name="Table_20_Contents"><text:a xlink:type="simple" xlink:href="http://www.webrichtlijnen.nl/handleiding/ontwikkeling/productie/open-standaarden/#r-pd-5-1">5.1</text:a></text:p>
          </table:table-cell>
          <table:table-cell table:style-name="Tabel1.A1" office:value-type="string">
            <text:p text:style-name="P1">In het geval dat belangrijke informatie via een gesloten standaard wordt aangeboden, dient men dezelfde informatie ook via een open standaard aan te bieden.</text:p>
          </table:table-cell>
        </table:table-row>
        <table:table-row>
          <table:table-cell table:style-name="Tabel1.A2">
            <text:p text:style-name="Table_20_Contents"/>
          </table:table-cell>
          <table:table-cell table:style-name="Tabel1.A1" office:value-type="string">
            <text:p text:style-name="Table_20_Contents">Er wordt geen belangrijke informatie aangeboden via een gesloten standaard.</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6.2">
            <text:p text:style-name="Table_20_Contents"><text:a xlink:type="simple" xlink:href="http://www.webrichtlijnen.nl/handleiding/ontwikkeling/productie/paginastructuur/body/#r-pd-6-2">6.2</text:a></text:p>
          </table:table-cell>
          <table:table-cell table:style-name="Tabel1.A1" office:value-type="string">
            <text:p text:style-name="P1">Zet de inhoud van de pagina in de HTML broncode op volgorde van belangrijkheid.</text:p>
          </table:table-cell>
        </table:table-row>
        <table:table-row>
          <table:table-cell table:style-name="Tabel1.A1" office:value-type="string">
            <text:p text:style-name="Table_20_Contents"/>
          </table:table-cell>
          <table:table-cell table:style-name="Tabel1.A1" office:value-type="string">
            <text:p text:style-name="Table_20_Contents">Dit is niet het geval bij de website. Eerst wordt het zoekformulier, navigatie en portlets getoond, daarna wordt pas de content getoond. Voor personen met een webbrowser zonder CSS (en Javascript) is dit lastig omdat je dan een eind naar beneden moet scrollen om de content te zien. </text:p>
            <text:p text:style-name="Table_20_Contents"/>
            <text:p text:style-name="Table_20_Contents">Wel staan er bij een browser zonder CSS twee links bovenaan de website: 'Ga naar inhoud' en 'Ga naar navigatie'. Dit verhoogt voor deze richtlijn de gebruiksvriendelijkheid doordat je dan snel naar de inhoud/content kan navigeren.</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7.2">
            <text:p text:style-name="Table_20_Contents"><text:a xlink:type="simple" xlink:href="http://www.webrichtlijnen.nl/handleiding/ontwikkeling/productie/afbeeldingen-alternatieve-tekst/alt-attribuut/tooltips/#r-pd-7-2">7.2</text:a></text:p>
          </table:table-cell>
          <table:table-cell table:style-name="Tabel1.A1" office:value-type="string">
            <text:p text:style-name="P2">Gebruik geen alt attribuut voor het oproepen van tooltips.</text:p>
          </table:table-cell>
        </table:table-row>
        <table:table-row>
          <table:table-cell table:style-name="Tabel1.A1" office:value-type="string">
            <text:p text:style-name="Table_20_Contents"/>
          </table:table-cell>
          <table:table-cell table:style-name="Tabel1.A1" office:value-type="string">
            <text:p text:style-name="Table_20_Contents">Voor het oproepen van tooltips wordt het title attribuut gebruikt en niet het alt attribuut.</text:p>
          </table:table-cell>
        </table:table-row>
        <text:soft-page-break/>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7.3">
            <text:p text:style-name="Table_20_Contents"><text:a xlink:type="simple" xlink:href="http://www.webrichtlijnen.nl/handleiding/ontwikkeling/productie/afbeeldingen-alternatieve-tekst/longdesc-attribuut/d-links/#r-pd-7-3">7.3</text:a></text:p>
          </table:table-cell>
          <table:table-cell table:style-name="Tabel1.A1" office:value-type="string">
            <text:p text:style-name="P1">Gebruik geen d-links op websites. Het gebruik van het longdesc (long description) attribuut verdient de voorkeur wanneer de alternatieve tekst op het alt attribuut ontoereikend is voor het begrip van de informatie in de afbeelding.</text:p>
          </table:table-cell>
        </table:table-row>
        <table:table-row>
          <table:table-cell table:style-name="Tabel1.A1" office:value-type="string">
            <text:p text:style-name="Table_20_Contents"/>
          </table:table-cell>
          <table:table-cell table:style-name="Tabel1.A1" office:value-type="string">
            <text:p text:style-name="Table_20_Contents">Op de website wordt geen gebruik gemaakt van d-links</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7.6">
            <text:p text:style-name="Table_20_Contents"><text:a xlink:type="simple" xlink:href="http://www.webrichtlijnen.nl/handleiding/ontwikkeling/productie/afbeeldingen-alternatieve-tekst/achtergrondafbeeldingen/#r-pd-7-6">7.6</text:a></text:p>
          </table:table-cell>
          <table:table-cell table:style-name="Tabel1.A1" office:value-type="string">
            <text:p text:style-name="P1">Decoratieve afbeeldingen dienen zoveel mogelijk door CSS geplaatst te worden. Informatieve afbeeldingen dienen door HTML geplaatst te worden.</text:p>
          </table:table-cell>
        </table:table-row>
        <table:table-row>
          <table:table-cell table:style-name="Tabel1.A1" office:value-type="string">
            <text:p text:style-name="Table_20_Contents"/>
          </table:table-cell>
          <table:table-cell table:style-name="Tabel1.A1" office:value-type="string">
            <text:p text:style-name="Table_20_Contents">Dit is verwerkt in de website. Afbeeldingen die er zijn om de website styling aan te vullen zijn verwerkt in CSS. Informatieve afbeeldingen staan in de content. Het heeft de voorkeur dat de redacteur deze afbeeldingen voorziet van een omschrijving.</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7.7">
            <text:p text:style-name="Table_20_Contents"><text:a xlink:type="simple" xlink:href="http://www.webrichtlijnen.nl/handleiding/ontwikkeling/productie/afbeeldingen-alternatieve-tekst/achtergrondafbeeldingen/#r-pd-7-7">7.7</text:a></text:p>
          </table:table-cell>
          <table:table-cell table:style-name="Tabel1.A1" office:value-type="string">
            <text:p text:style-name="P1">Het gebruik van CSS Image Replacement technieken die worden toegepast op essentiële informatie wordt afgeraden.</text:p>
          </table:table-cell>
        </table:table-row>
        <table:table-row>
          <table:table-cell table:style-name="Tabel1.A1" office:value-type="string">
            <text:p text:style-name="Table_20_Contents"/>
          </table:table-cell>
          <table:table-cell table:style-name="Tabel1.A1" office:value-type="string">
            <text:p text:style-name="Table_20_Contents">Dit wordt niet gebruikt op de website.</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8.2">
            <text:p text:style-name="Table_20_Contents"><text:a xlink:type="simple" xlink:href="http://www.webrichtlijnen.nl/handleiding/ontwikkeling/productie/links-navigatie/goede-linktekst-schrijven/#r-pd-8-2">8.2</text:a></text:p>
          </table:table-cell>
          <table:table-cell table:style-name="Tabel1.A1" office:value-type="string">
            <text:p text:style-name="P1">Schrijf heldere, beschrijvende tekst voor links.</text:p>
          </table:table-cell>
        </table:table-row>
        <table:table-row>
          <table:table-cell table:style-name="Tabel1.A1" office:value-type="string">
            <text:p text:style-name="Table_20_Contents"/>
          </table:table-cell>
          <table:table-cell table:style-name="Tabel1.A1" office:value-type="string">
            <text:p text:style-name="Table_20_Contents">De redacteur moet op de hoogte zijn van deze richtlijn. Idealiter is dit afgesproken in een procedure.</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8.3">
            <text:p text:style-name="Table_20_Contents"><text:a xlink:type="simple" xlink:href="http://www.webrichtlijnen.nl/handleiding/ontwikkeling/productie/links-navigatie/goede-linktekst-schrijven/#r-pd-8-2">8.3</text:a></text:p>
          </table:table-cell>
          <table:table-cell table:style-name="Tabel1.A1" office:value-type="string">
            <text:p text:style-name="P1">Gebruik het minimum aan tekst dat nodig is om te begrijpen waar de link naartoe leidt.</text:p>
          </table:table-cell>
        </table:table-row>
        <table:table-row>
          <table:table-cell table:style-name="Tabel1.A1" office:value-type="string">
            <text:p text:style-name="Table_20_Contents"/>
          </table:table-cell>
          <table:table-cell table:style-name="Tabel1.A1" office:value-type="string">
            <text:p text:style-name="Table_20_Contents">De redacteur moet op de hoogte zijn van deze richtlijn. Idealiter is dit afgesproken in een procedure.</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8.4">
            <text:p text:style-name="Table_20_Contents"><text:a xlink:type="simple" xlink:href="http://www.webrichtlijnen.nl/handleiding/ontwikkeling/productie/links-navigatie/goede-linktekst-schrijven/#r-pd-8-4">8.4</text:a></text:p>
          </table:table-cell>
          <table:table-cell table:style-name="Tabel1.A1" office:value-type="string">
            <text:p text:style-name="P1">Geef voldoende informatie over de bestemming van een link om onaangename verrassingen voor de bezoeker te voorkomen.</text:p>
          </table:table-cell>
        </table:table-row>
        <table:table-row>
          <table:table-cell table:style-name="Tabel1.A1" office:value-type="string">
            <text:p text:style-name="Table_20_Contents"/>
          </table:table-cell>
          <table:table-cell table:style-name="Tabel1.A1" office:value-type="string">
            <text:p text:style-name="Table_20_Contents">De redacteur moet op de hoogte zijn van deze richtlijn. Idealiter is dit afgesproken in een procedure.</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8.7">
            <text:p text:style-name="Table_20_Contents"><text:a xlink:type="simple" xlink:href="http://www.webrichtlijnen.nl/handleiding/ontwikkeling/productie/links-navigatie/client-side-scripts/#r-pd-8-7">8.7</text:a></text:p>
          </table:table-cell>
          <table:table-cell table:style-name="Tabel1.A1" office:value-type="string">
            <text:p text:style-name="P1">Bij het gebruik van client-side script in combinatie met een link: indien noodzakelijk, gebruik client-side script als een uitbreiding op server-side functies.</text:p>
          </table:table-cell>
        </table:table-row>
        <table:table-row>
          <table:table-cell table:style-name="Tabel1.A1" office:value-type="string">
            <text:p text:style-name="Table_20_Contents"/>
          </table:table-cell>
          <table:table-cell table:style-name="Tabel1.A1" office:value-type="string">
            <text:p text:style-name="Table_20_Contents">Dit is gerelateerd aan richtlijn 1.2. Op de website wordt client-side script niet gebruikt voor kritische functionaliteit (dat wil zeggen, de bruikbaarheid van de website is er van afhankelijk).</text:p>
            <text:p text:style-name="Table_20_Contents"/>
            <text:p text:style-name="Table_20_Contents">Voorbeeld van een server-side functie op de website is de selectie van het kleurpaletten per domein. </text:p>
            <text:p text:style-name="Table_20_Contents"/>
            <text:p text:style-name="Table_20_Contents">Deze richtlijn is ook van toepassing op formulieren, er is server-side controle op foutief ingevulde formulieren. Maar er wordt ook client-side gecontroleerd, zodat de bezoekers met ondersteuning voor scripts een snelle respons krijgen als ze een formulier foutief invullen.</text:p>
          </table:table-cell>
        </table:table-row>
        <table:table-row>
          <table:table-cell table:style-name="Tabel1.A1" office:value-type="string">
            <text:p text:style-name="Table_20_Contents"/>
          </table:table-cell>
          <table:table-cell table:style-name="Tabel1.A1" office:value-type="string">
            <text:p text:style-name="Table_20_Contents"/>
          </table:table-cell>
        </table:table-row>
        <table:table-row>
          <table:table-cell table:style-name="Tabel1.A2" office:value-type="float" office:value="8.8">
            <text:p text:style-name="Table_20_Contents"><text:a xlink:type="simple" xlink:href="http://www.webrichtlijnen.nl/handleiding/ontwikkeling/productie/links-navigatie/kleuren-stijlen/#r-pd-8-8">8.8</text:a></text:p>
          </table:table-cell>
          <table:table-cell table:style-name="Tabel1.A1" office:value-type="string">
            <text:p text:style-name="P1">Links moeten duidelijk te onderscheiden zijn van andere tekst. </text:p>
          </table:table-cell>
        </table:table-row>
        <table:table-row>
          <table:table-cell table:style-name="Tabel1.A2">
            <text:p text:style-name="Table_20_Contents"/>
          </table:table-cell>
          <table:table-cell table:style-name="Tabel1.A1" office:value-type="string">
            <text:p text:style-name="Table_20_Contents">Tekst op de website is zwart, een link is blauw en een bezochte link is grijs.</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8.9">
            <text:p text:style-name="Table_20_Contents"><text:a xlink:type="simple" xlink:href="http://www.webrichtlijnen.nl/handleiding/ontwikkeling/productie/links-navigatie/tabben/#r-pd-8-9">8.9</text:a></text:p>
          </table:table-cell>
          <table:table-cell table:style-name="Tabel1.A1" office:value-type="string">
            <text:p text:style-name="Table_20_Contents"><text:span text:style-name="T3">Voorzie in een logische volgorde van de links op de pagina. Gebruik het </text:span><text:span text:style-name="Source_20_Text"><text:span text:style-name="T2">tabindex</text:span></text:span><text:span text:style-name="T3"> </text:span><text:soft-page-break/><text:span text:style-name="T3">attribuut om van de standaard tabvolgorde van links af te wijken wanneer deze volgorde niet toereikend is voor correct gebruik van de pagina door toetsenbordgebruikers.</text:span></text:p>
          </table:table-cell>
        </table:table-row>
        <table:table-row>
          <table:table-cell table:style-name="Tabel1.A2">
            <text:p text:style-name="Table_20_Contents"/>
          </table:table-cell>
          <table:table-cell table:style-name="Tabel1.A1" office:value-type="string">
            <text:p text:style-name="Table_20_Contents">Plone voorziet standaard in deze tabvolgord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1" office:value-type="string">
            <text:p text:style-name="Table_20_Contents"><text:a xlink:type="simple" xlink:href="http://www.webrichtlijnen.nl/handleiding/ontwikkeling/productie/links-navigatie/tabben/#r-pd-8-10">8.10'</text:a></text:p>
          </table:table-cell>
          <table:table-cell table:style-name="Tabel1.A1" office:value-type="string">
            <text:p text:style-name="P1">Maak het tabben naar links niet onmogelijk. Verwijder niet de focus rectangle rondom een link of de mogelijkheid tot focus op een link.</text:p>
          </table:table-cell>
        </table:table-row>
        <table:table-row>
          <table:table-cell table:style-name="Tabel1.A2">
            <text:p text:style-name="Table_20_Contents"/>
          </table:table-cell>
          <table:table-cell table:style-name="Tabel1.A1" office:value-type="string">
            <text:p text:style-name="Table_20_Contents">Bij elk getoond link wordt bij het tabben een focus rectangle getoond.</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8.12">
            <text:p text:style-name="Table_20_Contents"><text:a xlink:type="simple" xlink:href="http://www.webrichtlijnen.nl/handleiding/ontwikkeling/productie/links-navigatie/seriele-navigatie/#r-pd-8-12">8.12</text:a></text:p>
          </table:table-cell>
          <table:table-cell table:style-name="Tabel1.A1" office:value-type="string">
            <text:p text:style-name="P1">Geef blinde bezoekers extra mogelijkheden om lange lijsten met links over te slaan.</text:p>
          </table:table-cell>
        </table:table-row>
        <table:table-row>
          <table:table-cell table:style-name="Tabel1.A2">
            <text:p text:style-name="Table_20_Contents"/>
          </table:table-cell>
          <table:table-cell table:style-name="Tabel1.A1" office:value-type="string">
            <text:p text:style-name="Table_20_Contents">Dit is gerelateerd aan richtlijn 6.2. Direct aan het begin van de website staan twee links om direct te gaan naar inhoud of navigatie.</text:p>
            <text:p text:style-name="Table_20_Contents"/>
            <text:p text:style-name="Table_20_Contents">In een webbrowser die CSS ondersteund worden deze links niet getoond. Bij een webbrowser zonder CSS ondersteuning wel.</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8.13">
            <text:p text:style-name="Table_20_Contents"><text:a xlink:type="simple" xlink:href="http://www.webrichtlijnen.nl/handleiding/ontwikkeling/productie/links-navigatie/seriele-navigatie/#r-pd-8-13">8.13</text:a></text:p>
          </table:table-cell>
          <table:table-cell table:style-name="Tabel1.A1" office:value-type="string">
            <text:p text:style-name="P1">Geef bovenaan pagina's met veel onderwerpen een pagina-index met links om naar de verschillende onderwerpen te navigeren. </text:p>
          </table:table-cell>
        </table:table-row>
        <table:table-row>
          <table:table-cell table:style-name="Tabel1.A2">
            <text:p text:style-name="Table_20_Contents"/>
          </table:table-cell>
          <table:table-cell table:style-name="Tabel1.A1" office:value-type="string">
            <text:p text:style-name="Table_20_Contents">De redacteur moet op de hoogte zijn van deze richtlijn. Idealiter is dit afgesproken in een procedur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8.14">
            <text:p text:style-name="Table_20_Contents"><text:a xlink:type="simple" xlink:href="http://www.webrichtlijnen.nl/handleiding/ontwikkeling/productie/links-navigatie/nieuwe-vensters/#r-pd-8-14">8.14</text:a></text:p>
          </table:table-cell>
          <table:table-cell table:style-name="Tabel1.A1" office:value-type="string">
            <text:p text:style-name="P1">Links op websites dienen niet zonder waarschuwing automatisch nieuwe vensters te openen.</text:p>
          </table:table-cell>
        </table:table-row>
        <table:table-row>
          <table:table-cell table:style-name="Tabel1.A2">
            <text:p text:style-name="Table_20_Contents"/>
          </table:table-cell>
          <table:table-cell table:style-name="Tabel1.A1" office:value-type="string">
            <text:p text:style-name="Table_20_Contents">Op de website zijn geen links aanwezig met pop-up, het is niet mogelijk om dit via de wysiwig editor in te stellen.</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8.15">
            <text:p text:style-name="Table_20_Contents"><text:a xlink:type="simple" xlink:href="http://www.webrichtlijnen.nl/handleiding/ontwikkeling/productie/links-navigatie/nieuwe-vensters/#r-pd-8-15">8.15</text:a></text:p>
          </table:table-cell>
          <table:table-cell table:style-name="Tabel1.A1" office:value-type="string">
            <text:p text:style-name="P1">Open geen automatische nieuwe vensters, behalve wanneer de locatie van de link behulpzame informatie bevat die nodig kan zijn tijdens een belangrijk, niet te onderbreken proces.</text:p>
          </table:table-cell>
        </table:table-row>
        <table:table-row>
          <table:table-cell table:style-name="Tabel1.A2">
            <text:p text:style-name="Table_20_Contents"/>
          </table:table-cell>
          <table:table-cell table:style-name="Tabel1.A1" office:value-type="string">
            <text:p text:style-name="Table_20_Contents">Op de website zijn geen links aanwezig met pop-up, het is niet mogelijk om dit via de wysiwig editor in te stellen.</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8.19">
            <text:p text:style-name="Table_20_Contents"><text:a xlink:type="simple" xlink:href="http://www.webrichtlijnen.nl/handleiding/ontwikkeling/productie/links-navigatie/email-adressen/#r-pd-8-19">8.19</text:a></text:p>
          </table:table-cell>
          <table:table-cell table:style-name="Tabel1.A1" office:value-type="string">
            <text:p text:style-name="P1">Ga uiterst voorzichtig om met het publiceren van e-mailadressen van bezoekers van de website. Informeer de bezoeker over welke gegevens worden gepubliceerd op de site, of publiceer het e-mailadres van de bezoeker niet.</text:p>
          </table:table-cell>
        </table:table-row>
        <table:table-row>
          <table:table-cell table:style-name="Tabel1.A2">
            <text:p text:style-name="Table_20_Contents"/>
          </table:table-cell>
          <table:table-cell table:style-name="Tabel1.A1" office:value-type="string">
            <text:p text:style-name="Table_20_Contents">Er is een privacy verklaring aanwezig bij elk formulier waar een bezoeker zijn gegevens invult. De redacteur kan deze verklaring aanpassen.</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1" office:value-type="string">
            <text:p text:style-name="Table_20_Contents"><text:a xlink:type="simple" xlink:href="http://www.webrichtlijnen.nl/handleiding/ontwikkeling/productie/links-navigatie/downloadbare-bestanden/#r-pd-8-20">8.20'</text:a></text:p>
          </table:table-cell>
          <table:table-cell table:style-name="Tabel1.A1" office:value-type="string">
            <text:p text:style-name="P1">Bij het aanbieden van downloadbare bestanden, informeer de bezoeker over hoe deze te downloaden en vervolgens te gebruiken.</text:p>
          </table:table-cell>
        </table:table-row>
        <table:table-row>
          <table:table-cell table:style-name="Tabel1.A2">
            <text:p text:style-name="Table_20_Contents"/>
          </table:table-cell>
          <table:table-cell table:style-name="Tabel1.A1" office:value-type="string">
            <text:p text:style-name="Table_20_Contents">De redacteur moet op de hoogte zijn van deze richtlijn. Idealiter is dit afgesproken in een procedure.</text:p>
            <text:p text:style-name="Table_20_Contents"/>
            <text:p text:style-name="Table_20_Contents">Daarnaast wordt er een PDF export aangeboden. Hier is enkel een link voor aanwezig zonder title attribuut met uitleg. De overige acties die in hetzelfde onderdeel als PDF export staan hebben ook geen title attribuut.</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8.21">
            <text:p text:style-name="Table_20_Contents"><text:a xlink:type="simple" xlink:href="http://www.webrichtlijnen.nl/handleiding/ontwikkeling/productie/links-navigatie/downloadbare-bestanden/#r-pd-8-21">8.21</text:a></text:p>
          </table:table-cell>
          <table:table-cell table:style-name="Tabel1.A1" office:value-type="string">
            <text:p text:style-name="P1">Serveer bestanden met het correcte MIME type.</text:p>
          </table:table-cell>
        </table:table-row>
        <text:soft-page-break/>
        <table:table-row>
          <table:table-cell table:style-name="Tabel1.A2">
            <text:p text:style-name="Table_20_Contents"/>
          </table:table-cell>
          <table:table-cell table:style-name="Tabel1.A1" office:value-type="string">
            <text:p text:style-name="Table_20_Contents">Het Plone CMS (en het onderliggende Zope applicatie framework) voorzien hier in. Er is een mimetype register waar het juiste MIME type wordt meegegeven bij het serveren van een bestand.</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8.23">
            <text:p text:style-name="Table_20_Contents"><text:a xlink:type="simple" xlink:href="http://www.webrichtlijnen.nl/handleiding/ontwikkeling/productie/links-navigatie/downloadbare-bestanden/#r-pd-8-23">8.23</text:a></text:p>
          </table:table-cell>
          <table:table-cell table:style-name="Tabel1.A1" office:value-type="string">
            <text:p text:style-name="P1">Serveer downloadbare bestanden niet met opzet een onbekend of incorrect MIME type om de browser tot een bepaald gedrag te dwingen.</text:p>
          </table:table-cell>
        </table:table-row>
        <table:table-row>
          <table:table-cell table:style-name="Tabel1.A2">
            <text:p text:style-name="Table_20_Contents"/>
          </table:table-cell>
          <table:table-cell table:style-name="Tabel1.A1" office:value-type="string">
            <text:p text:style-name="Table_20_Contents">Het juiste MIME type wordt opgegeven bij het serveren van bestanden.</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9.1">
            <text:p text:style-name="Table_20_Contents"><text:a xlink:type="simple" xlink:href="http://www.webrichtlijnen.nl/handleiding/ontwikkeling/productie/css/richtlijnen/#r-pd-9-1">9.1</text:a></text:p>
          </table:table-cell>
          <table:table-cell table:style-name="Tabel1.A1" office:value-type="string">
            <text:p text:style-name="P1">CSS dient in gelinkte bestanden geplaatst te worden en niet gemengd te worden met de HTML broncode.</text:p>
          </table:table-cell>
        </table:table-row>
        <table:table-row>
          <table:table-cell table:style-name="Tabel1.A2">
            <text:p text:style-name="Table_20_Contents"/>
          </table:table-cell>
          <table:table-cell table:style-name="Tabel1.A1" office:value-type="string">
            <text:p text:style-name="Table_20_Contents">Dit is van toepassing op de website. Alle CSS staat in gelinkte bestanden.</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9.2">
            <text:p text:style-name="Table_20_Contents"><text:a xlink:type="simple" xlink:href="http://www.webrichtlijnen.nl/handleiding/ontwikkeling/productie/css/richtlijnen/#r-pd-9-2">9.2</text:a></text:p>
          </table:table-cell>
          <table:table-cell table:style-name="Tabel1.A1" office:value-type="string">
            <text:p text:style-name="P1">Pagina's dienen bruikbaar te blijven wanneer CSS door een webbrowser niet ondersteund wordt.</text:p>
          </table:table-cell>
        </table:table-row>
        <table:table-row>
          <table:table-cell table:style-name="Tabel1.A2">
            <text:p text:style-name="Table_20_Contents"/>
          </table:table-cell>
          <table:table-cell table:style-name="Tabel1.A1" office:value-type="string">
            <text:p text:style-name="Table_20_Contents">De website is bruikbaar wanneer de webbrowser geen CSS ondersteund.</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0.1">
            <text:p text:style-name="Table_20_Contents"><text:a xlink:type="simple" xlink:href="http://www.webrichtlijnen.nl/handleiding/ontwikkeling/productie/kleurgebruik/betekenis/#r-pd-10-1">10.1</text:a></text:p>
          </table:table-cell>
          <table:table-cell table:style-name="Tabel1.A1" office:value-type="string">
            <text:p text:style-name="P1">Zorg ervoor dat communicatieve elementen hun betekenis niet uitsluitend door kleur overbrengen.</text:p>
          </table:table-cell>
        </table:table-row>
        <table:table-row>
          <table:table-cell table:style-name="Tabel1.A2">
            <text:p text:style-name="Table_20_Contents"/>
          </table:table-cell>
          <table:table-cell table:style-name="Tabel1.A1" office:value-type="string">
            <text:p text:style-name="Table_20_Contents">Het ontwerp is door Eend gemaakt, er is rekening gehouden met deze richtlijn.</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0.2">
            <text:p text:style-name="Table_20_Contents"><text:a xlink:type="simple" xlink:href="http://www.webrichtlijnen.nl/handleiding/ontwikkeling/productie/kleurgebruik/betekenis/#r-pd-10-2">10.2</text:a></text:p>
          </table:table-cell>
          <table:table-cell table:style-name="Tabel1.A1" office:value-type="string">
            <text:p text:style-name="P1">Wees consistent met kleurgebruik bij het geven van betekenis. <text:s/></text:p>
          </table:table-cell>
        </table:table-row>
        <table:table-row>
          <table:table-cell table:style-name="Tabel1.A2">
            <text:p text:style-name="Table_20_Contents"/>
          </table:table-cell>
          <table:table-cell table:style-name="Tabel1.A1" office:value-type="string">
            <text:p text:style-name="Table_20_Contents">Het ontwerp is door Eend gemaakt, er is rekening gehouden met deze richtlijn.</text:p>
            <text:p text:style-name="Table_20_Contents"/>
            <text:p text:style-name="Table_20_Contents">Voorbeeld: Elk domein op de website heeft een eigen kleur.</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0.3">
            <text:p text:style-name="Table_20_Contents"><text:a xlink:type="simple" xlink:href="http://www.webrichtlijnen.nl/handleiding/ontwikkeling/productie/kleurgebruik/leesbaarheid/#r-pd-10-3">10.3</text:a></text:p>
          </table:table-cell>
          <table:table-cell table:style-name="Tabel1.A1" office:value-type="string">
            <text:p text:style-name="P1">Zorg voor voldoende helderheidscontrast tussen tekst- en achtergrondkleur.</text:p>
          </table:table-cell>
        </table:table-row>
        <table:table-row>
          <table:table-cell table:style-name="Tabel1.A2">
            <text:p text:style-name="Table_20_Contents"/>
          </table:table-cell>
          <table:table-cell table:style-name="Tabel1.A1" office:value-type="string">
            <text:p text:style-name="Table_20_Contents">Het ontwerp is door Eend gemaakt, er is rekening gehouden met deze richtlijn.</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1.1">
            <text:p text:style-name="Table_20_Contents"><text:a xlink:type="simple" xlink:href="http://www.webrichtlijnen.nl/handleiding/ontwikkeling/productie/tabellen/relationele-informatie/#r-pd-11-1">11.1</text:a></text:p>
          </table:table-cell>
          <table:table-cell table:style-name="Tabel1.A1" office:value-type="string">
            <text:p text:style-name="P1">Gebruik tabellen voor het weergeven van relationele informatie en niet voor layout.</text:p>
          </table:table-cell>
        </table:table-row>
        <table:table-row>
          <table:table-cell table:style-name="Tabel1.A2">
            <text:p text:style-name="Table_20_Contents"/>
          </table:table-cell>
          <table:table-cell table:style-name="Tabel1.A1" office:value-type="string">
            <text:p text:style-name="Table_20_Contents">De layout van de website is niet vastgelegd in tabellen. </text:p>
            <text:p text:style-name="Table_20_Contents"/>
            <text:p text:style-name="Table_20_Contents">De redacteur moet op de hoogte zijn van deze richtlijn. Idealiter is dit afgesproken in een procedur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1.3">
            <text:p text:style-name="Table_20_Contents"><text:a xlink:type="simple" xlink:href="http://www.webrichtlijnen.nl/handleiding/ontwikkeling/productie/tabellen/relationele-informatie/anatomie/#r-pd-11-3">11.3</text:a></text:p>
          </table:table-cell>
          <table:table-cell table:style-name="Tabel1.A1" office:value-type="string">
            <text:p text:style-name="Table_20_Contents"><text:span text:style-name="T3">Groepeer rijen met alleen </text:span><text:span text:style-name="Source_20_Text"><text:span text:style-name="T3">th</text:span></text:span><text:span text:style-name="T3"> (</text:span><text:span text:style-name="T2">table header</text:span><text:span text:style-name="T3">) cellen met het </text:span><text:span text:style-name="Source_20_Text"><text:span text:style-name="T3">thead</text:span></text:span><text:span text:style-name="T3"> (</text:span><text:span text:style-name="T2">table head</text:span><text:span text:style-name="T3">) element. Groepeer de rest van de tabel met het </text:span><text:span text:style-name="Source_20_Text"><text:span text:style-name="T3">tbody</text:span></text:span><text:span text:style-name="T3"> (</text:span><text:span text:style-name="T2">table body</text:span><text:span text:style-name="T3">) element.</text:span></text:p>
          </table:table-cell>
        </table:table-row>
        <table:table-row>
          <table:table-cell table:style-name="Tabel1.A2">
            <text:p text:style-name="Table_20_Contents"/>
          </table:table-cell>
          <table:table-cell table:style-name="Tabel1.A1" office:value-type="string">
            <text:p text:style-name="Table_20_Contents">De redacteur moet op de hoogte zijn van deze richtlijn. Idealiter is dit afgesproken in een procedur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1.6">
            <text:p text:style-name="Table_20_Contents"><text:a xlink:type="simple" xlink:href="http://www.webrichtlijnen.nl/handleiding/ontwikkeling/productie/tabellen/relationele-informatie/toegankelijkheid/#r-pd-11-6">11.6</text:a></text:p>
          </table:table-cell>
          <table:table-cell table:style-name="Tabel1.A1" office:value-type="string">
            <text:p text:style-name="Table_20_Contents"><text:span text:style-name="T3">Geef afkortingen voor tabellabels (</text:span><text:span text:style-name="Source_20_Text"><text:span text:style-name="T3">th</text:span></text:span><text:span text:style-name="T3"> cellen) via het </text:span><text:span text:style-name="Source_20_Text"><text:span text:style-name="T3">abbr</text:span></text:span><text:span text:style-name="T3"> (</text:span><text:span text:style-name="T2">abbreviation</text:span><text:span text:style-name="T3">) attribuut wanneer de lengte van de inhoud van het tabellabel zodanig van lengte is dat herhaling in een spraak</text:span><text:span text:style-name="T2">browser</text:span><text:span text:style-name="T3"> irritatie kan wekken.</text:span></text:p>
          </table:table-cell>
        </table:table-row>
        <table:table-row>
          <table:table-cell table:style-name="Tabel1.A2">
            <text:p text:style-name="Table_20_Contents"/>
          </table:table-cell>
          <table:table-cell table:style-name="Tabel1.A1" office:value-type="string">
            <text:p text:style-name="Table_20_Contents">De redacteur moet op de hoogte zijn van deze richtlijn. Idealiter is dit afgesproken in een procedur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1.7">
            <text:p text:style-name="Table_20_Contents"><text:a xlink:type="simple" xlink:href="http://www.webrichtlijnen.nl/handleiding/ontwikkeling/productie/tabellen/relationele-informatie/toegankelijkheid/#r-pd-11-7">11.7</text:a></text:p>
          </table:table-cell>
          <table:table-cell table:style-name="Tabel1.A1" office:value-type="string">
            <text:p text:style-name="Table_20_Contents"><text:span text:style-name="T3">Gebruik het </text:span><text:span text:style-name="Source_20_Text"><text:span text:style-name="T2">caption</text:span></text:span><text:span text:style-name="T3"> element of </text:span><text:span text:style-name="T2">heading markup</text:span><text:span text:style-name="T3"> voor het geven van een koptekst </text:span><text:soft-page-break/><text:span text:style-name="T3">boven een tabel.</text:span></text:p>
          </table:table-cell>
        </table:table-row>
        <table:table-row>
          <table:table-cell table:style-name="Tabel1.A2">
            <text:p text:style-name="Table_20_Contents"/>
          </table:table-cell>
          <table:table-cell table:style-name="Tabel1.A1" office:value-type="string">
            <text:p text:style-name="Table_20_Contents">De redacteur moet op de hoogte zijn van deze richtlijn. Idealiter is dit afgesproken in een procedur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1.8">
            <text:p text:style-name="Table_20_Contents"><text:a xlink:type="simple" xlink:href="http://www.webrichtlijnen.nl/handleiding/ontwikkeling/productie/tabellen/layout/richtlijnen/#r-pd-11-8">11.8</text:a></text:p>
          </table:table-cell>
          <table:table-cell table:style-name="Tabel1.A1" office:value-type="string">
            <text:p text:style-name="P1">Bij het aanpassen van een bestaande website: gebruik CSS voor de presentatie en layout van webpagina's en zie af van tabellen voor layout.</text:p>
          </table:table-cell>
        </table:table-row>
        <table:table-row>
          <table:table-cell table:style-name="Tabel1.A2">
            <text:p text:style-name="Table_20_Contents"/>
          </table:table-cell>
          <table:table-cell table:style-name="Tabel1.A1" office:value-type="string">
            <text:p text:style-name="Table_20_Contents">De layout van de website is niet vastgelegd in tabellen. </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1.9">
            <text:p text:style-name="Table_20_Contents"><text:a xlink:type="simple" xlink:href="http://www.webrichtlijnen.nl/handleiding/ontwikkeling/productie/tabellen/layout/richtlijnen/#r-pd-11-9">11.9</text:a></text:p>
          </table:table-cell>
          <table:table-cell table:style-name="Tabel1.A1" office:value-type="string">
            <text:p text:style-name="P1">Bij het gebruik van tabellen voor layout: gebruik niet meer dan één tabel en gebruik zoveel mogelijk CSS voor de vormgeving van deze tabel.</text:p>
          </table:table-cell>
        </table:table-row>
        <table:table-row>
          <table:table-cell table:style-name="Tabel1.A2">
            <text:p text:style-name="Table_20_Contents"/>
          </table:table-cell>
          <table:table-cell table:style-name="Tabel1.A1" office:value-type="string">
            <text:p text:style-name="Table_20_Contents">De layout van de website is niet vastgelegd in tabellen. </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1" office:value-type="string">
            <text:p text:style-name="Table_20_Contents"><text:a xlink:type="simple" xlink:href="http://www.webrichtlijnen.nl/handleiding/ontwikkeling/productie/tabellen/layout/richtlijnen/#r-pd-11-10">11.10'</text:a></text:p>
          </table:table-cell>
          <table:table-cell table:style-name="Tabel1.A1" office:value-type="string">
            <text:p text:style-name="P1">Bij het gebruik van tabellen voor layout: pas geen toegankelijkheids<text:span text:style-name="T1">markup</text:span> toe.</text:p>
          </table:table-cell>
        </table:table-row>
        <table:table-row>
          <table:table-cell table:style-name="Tabel1.A1" office:value-type="string">
            <text:p text:style-name="Table_20_Contents"/>
          </table:table-cell>
          <table:table-cell table:style-name="Tabel1.A1" office:value-type="string">
            <text:p text:style-name="Table_20_Contents">De layout van de website is niet vastgelegd in tabellen. </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3.2">
            <text:p text:style-name="Table_20_Contents"><text:a xlink:type="simple" xlink:href="http://www.webrichtlijnen.nl/handleiding/ontwikkeling/productie/formulieren/toegankelijkheid/toetsenbord-navigatie/#r-pd-13-2">13.2</text:a></text:p>
          </table:table-cell>
          <table:table-cell table:style-name="Tabel1.A1" office:value-type="string">
            <text:p text:style-name="Table_20_Contents"><text:span text:style-name="T3">Gebruik het </text:span><text:span text:style-name="Source_20_Text"><text:span text:style-name="T2">tabindex</text:span></text:span><text:span text:style-name="T3"> attribuut om van de standaard tab-volgorde op formuliervelden af te wijken wanneer deze volgorde niet toereikend is voor correct gebruik van het formulier door toetsenbordgebruikers.</text:span></text:p>
          </table:table-cell>
        </table:table-row>
        <table:table-row>
          <table:table-cell table:style-name="Tabel1.A2">
            <text:p text:style-name="Table_20_Contents"/>
          </table:table-cell>
          <table:table-cell table:style-name="Tabel1.A1" office:value-type="string">
            <text:p text:style-name="Table_20_Contents">Dit is niet van toepassing omdat er geen complexe formulieren worden gebruikt.</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3.6">
            <text:p text:style-name="Table_20_Contents"><text:a xlink:type="simple" xlink:href="http://www.webrichtlijnen.nl/handleiding/ontwikkeling/productie/formulieren/script-toepassingen/#r-pd-13-6">13.6</text:a></text:p>
          </table:table-cell>
          <table:table-cell table:style-name="Tabel1.A1" office:value-type="string">
            <text:p text:style-name="P1">Confronteer een bezoeker niet met een onwerkzaam formulier als optionele technologieën - zoals CSS of <text:span text:style-name="T1">client-side script</text:span> - niet door de <text:span text:style-name="T1">browser</text:span> ondersteund worden.</text:p>
          </table:table-cell>
        </table:table-row>
        <table:table-row>
          <table:table-cell table:style-name="Tabel1.A2">
            <text:p text:style-name="Table_20_Contents"/>
          </table:table-cell>
          <table:table-cell table:style-name="Tabel1.A1" office:value-type="string">
            <text:p text:style-name="Table_20_Contents">CSS en Javascript worden enkel als complementaire techniek gebruikt bij de formulieren. Controle op foutief ingevulde formulieren is client-side en server-side aanwezig.</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3.7">
            <text:p text:style-name="Table_20_Contents"><text:a xlink:type="simple" xlink:href="http://www.webrichtlijnen.nl/handleiding/ontwikkeling/productie/formulieren/betere-bruikbaarheid/#r-pd-13-7">13.7</text:a></text:p>
          </table:table-cell>
          <table:table-cell table:style-name="Tabel1.A1" office:value-type="string">
            <text:p text:style-name="P1">Wees terughoudend met het gebruik van CSS voor invoervelden en formulierknoppen.</text:p>
          </table:table-cell>
        </table:table-row>
        <table:table-row>
          <table:table-cell table:style-name="Tabel1.A2">
            <text:p text:style-name="Table_20_Contents"/>
          </table:table-cell>
          <table:table-cell table:style-name="Tabel1.A1" office:value-type="string">
            <text:p text:style-name="Table_20_Contents">Het ontwerp is door Eend gemaakt, er is rekening gehouden met deze richtlijn.</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3.8">
            <text:p text:style-name="Table_20_Contents"><text:a xlink:type="simple" xlink:href="http://www.webrichtlijnen.nl/handleiding/ontwikkeling/productie/formulieren/betere-bruikbaarheid/#r-pd-13-8">13.8</text:a></text:p>
          </table:table-cell>
          <table:table-cell table:style-name="Tabel1.A1" office:value-type="string">
            <text:p text:style-name="P1">Als een bezoeker persoonlijke gegevens dient op te geven, laat deze dan weten wat er met die gegevens gedaan zal worden, bijvoorbeeld in de vorm van een <text:span text:style-name="T1">privacy</text:span>verklaring. </text:p>
          </table:table-cell>
        </table:table-row>
        <table:table-row>
          <table:table-cell table:style-name="Tabel1.A2">
            <text:p text:style-name="Table_20_Contents"/>
          </table:table-cell>
          <table:table-cell table:style-name="Tabel1.A1" office:value-type="string">
            <text:p text:style-name="Table_20_Contents">Er is een privacy verklaring aanwezig bij elk formulier waar een bezoeker zijn gegevens invult. De redacteur kan deze verklaring aanpassen.</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3.9">
            <text:p text:style-name="Table_20_Contents"><text:a xlink:type="simple" xlink:href="http://www.webrichtlijnen.nl/handleiding/ontwikkeling/productie/formulieren/betere-bruikbaarheid/#r-pd-13-9">13.9</text:a></text:p>
          </table:table-cell>
          <table:table-cell table:style-name="Tabel1.A1" office:value-type="string">
            <text:p text:style-name="P1">Verg van een bezoeker via een formulier niet meer informatie op te geven dan noodzakelijk is voor het doel van het formulier. Houdt formulieren zo kort mogelijk en beperk het verplicht invullen van formuliervelden.</text:p>
          </table:table-cell>
        </table:table-row>
        <table:table-row>
          <table:table-cell table:style-name="Tabel1.A2">
            <text:p text:style-name="Table_20_Contents"/>
          </table:table-cell>
          <table:table-cell table:style-name="Tabel1.A1" office:value-type="string">
            <text:p text:style-name="Table_20_Contents">Hier is rekening meegehouden. Bijvoorbeeld bij het contactformulier, hier is het niet verplicht voor de bezoeker om persoonlijke gegevens op te geven.</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1" office:value-type="string">
            <text:p text:style-name="Table_20_Contents"><text:a xlink:type="simple" xlink:href="http://www.webrichtlijnen.nl/handleiding/ontwikkeling/productie/formulieren/betere-bruikbaarheid/#r-pd-13-10">13.10'</text:a></text:p>
          </table:table-cell>
          <table:table-cell table:style-name="Tabel1.A1" office:value-type="string">
            <text:p text:style-name="P1">Geef aan welke velden verplicht of optioneel zijn om in te vullen.</text:p>
          </table:table-cell>
        </table:table-row>
        <table:table-row>
          <table:table-cell table:style-name="Tabel1.A2">
            <text:p text:style-name="Table_20_Contents"/>
          </table:table-cell>
          <table:table-cell table:style-name="Tabel1.A1" office:value-type="string">
            <text:p text:style-name="Table_20_Contents">Bij een verplicht veld geeft een '*' aan of deze verplicht is. Tevens staat boven elk formulier deze tekst '* verplicht in te vullen'.</text:p>
            <text:p text:style-name="Table_20_Contents"><text:soft-page-break/></text:p>
            <text:p text:style-name="Table_20_Contents">Als de browser beschikt over CSS wordt een veld voorzien van een rode rand als deze niet is ingevuld. Als de browser beschikt over Javascript wordt direct gecontroleerd of een verplicht veld is ingevuld.</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3.11">
            <text:p text:style-name="Table_20_Contents"><text:a xlink:type="simple" xlink:href="http://www.webrichtlijnen.nl/handleiding/ontwikkeling/productie/formulieren/betere-bruikbaarheid/#r-pd-13-11">13.11</text:a></text:p>
          </table:table-cell>
          <table:table-cell table:style-name="Tabel1.A1" office:value-type="string">
            <text:p text:style-name="P1">Voorzie in alternatieve contactmogelijkheden, zoals adresgegevens, telefoonnummers of e-mailadressen, indien deze beschikbaar zijn.</text:p>
          </table:table-cell>
        </table:table-row>
        <table:table-row>
          <table:table-cell table:style-name="Tabel1.A2">
            <text:p text:style-name="Table_20_Contents"/>
          </table:table-cell>
          <table:table-cell table:style-name="Tabel1.A1" office:value-type="string">
            <text:p text:style-name="Table_20_Contents">De redacteur moet op de hoogte zijn van deze richtlijn. Idealiter is dit afgesproken in een procedur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3.12">
            <text:p text:style-name="Table_20_Contents"><text:a xlink:type="simple" xlink:href="http://www.webrichtlijnen.nl/handleiding/ontwikkeling/productie/formulieren/betere-bruikbaarheid/#r-pd-13-12">13.12</text:a></text:p>
          </table:table-cell>
          <table:table-cell table:style-name="Tabel1.A1" office:value-type="string">
            <text:p text:style-name="P1">Laat de bezoeker weten wat er met het formulier na verzending gedaan zal worden.</text:p>
          </table:table-cell>
        </table:table-row>
        <table:table-row>
          <table:table-cell table:style-name="Tabel1.A2">
            <text:p text:style-name="Table_20_Contents"/>
          </table:table-cell>
          <table:table-cell table:style-name="Tabel1.A1" office:value-type="string">
            <text:p text:style-name="Table_20_Contents">Elk formulier (behalve het 'stuur door' formulier) heeft een bevestigingspagina, de redacteur kan deze aanpassen.</text:p>
            <text:p text:style-name="Table_20_Contents"/>
            <text:p text:style-name="Table_20_Contents">De redacteur moet op de hoogte zijn van deze richtlijn. Idealiter is dit afgesproken in een procedur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3.13">
            <text:p text:style-name="Table_20_Contents"><text:a xlink:type="simple" xlink:href="http://www.webrichtlijnen.nl/handleiding/ontwikkeling/productie/formulieren/betere-bruikbaarheid/#r-pd-13-13">13.13</text:a></text:p>
          </table:table-cell>
          <table:table-cell table:style-name="Tabel1.A1" office:value-type="string">
            <text:p text:style-name="P1">Geef de bezoeker de mogelijkheid tot archivering van zijn reactie.</text:p>
          </table:table-cell>
        </table:table-row>
        <table:table-row>
          <table:table-cell table:style-name="Tabel1.A2">
            <text:p text:style-name="Table_20_Contents"/>
          </table:table-cell>
          <table:table-cell table:style-name="Tabel1.A1" office:value-type="string">
            <text:p text:style-name="Table_20_Contents">Als een bezoeker reageert op de website dan wordt deze opgeslagen in het CMS.</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3.14">
            <text:p text:style-name="Table_20_Contents"><text:a xlink:type="simple" xlink:href="http://www.webrichtlijnen.nl/handleiding/ontwikkeling/productie/formulieren/betere-bruikbaarheid/#r-pd-13-14">13.14</text:a></text:p>
          </table:table-cell>
          <table:table-cell table:style-name="Tabel1.A1" office:value-type="string">
            <text:p text:style-name="P1">Stuur de bezoeker na het invullen en versturen van een formulier een bevestiging dat zijn bericht is aangekomen bij de ontvanger (<text:span text:style-name="T1">autoreply</text:span>).</text:p>
          </table:table-cell>
        </table:table-row>
        <table:table-row>
          <table:table-cell table:style-name="Tabel1.A2">
            <text:p text:style-name="Table_20_Contents"/>
          </table:table-cell>
          <table:table-cell table:style-name="Tabel1.A1" office:value-type="string">
            <text:p text:style-name="Table_20_Contents">De bezoeker krijgt bij elk formulier behalve het 'Stuur door' formulier een bevestiging. Deze bevestiging is aan te passen door de redacteur.</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3.15">
            <text:p text:style-name="Table_20_Contents"><text:a xlink:type="simple" xlink:href="http://www.webrichtlijnen.nl/handleiding/ontwikkeling/productie/formulieren/betere-bruikbaarheid/#r-pd-13-15">13.15</text:a></text:p>
          </table:table-cell>
          <table:table-cell table:style-name="Tabel1.A1" office:value-type="string">
            <text:p text:style-name="P1">Geef voorafgaande aan complexe formulieren de bezoeker een indruk van hoe groot het formulier is.</text:p>
          </table:table-cell>
        </table:table-row>
        <table:table-row>
          <table:table-cell table:style-name="Tabel1.A2">
            <text:p text:style-name="Table_20_Contents"/>
          </table:table-cell>
          <table:table-cell table:style-name="Tabel1.A1" office:value-type="string">
            <text:p text:style-name="Table_20_Contents">Op de website zijn geen complexe formulieren aanwezig.</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style-name="Tabel1.184">
          <table:table-cell table:style-name="Tabel1.A2" office:value-type="float" office:value="13.16">
            <text:p text:style-name="Table_20_Contents"><text:a xlink:type="simple" xlink:href="http://www.webrichtlijnen.nl/handleiding/ontwikkeling/productie/formulieren/betere-bruikbaarheid/#r-pd-13-16">13.16</text:a></text:p>
          </table:table-cell>
          <table:table-cell table:style-name="Tabel1.A1" office:value-type="string">
            <text:p text:style-name="P1">Noem vantevoren documenten die de bezoeker (eventueel) nodig heeft bij het invullen van het formulier.</text:p>
          </table:table-cell>
        </table:table-row>
        <table:table-row>
          <table:table-cell table:style-name="Tabel1.A2">
            <text:p text:style-name="Table_20_Contents"/>
          </table:table-cell>
          <table:table-cell table:style-name="Tabel1.A1" office:value-type="string">
            <text:p text:style-name="Table_20_Contents">Op de website zijn geen formulieren aanwezig die documenten vereisen bij het invullen.</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3.17">
            <text:p text:style-name="Table_20_Contents"><text:a xlink:type="simple" xlink:href="http://www.webrichtlijnen.nl/handleiding/ontwikkeling/productie/formulieren/betere-bruikbaarheid/#r-pd-13-17">13.17</text:a></text:p>
          </table:table-cell>
          <table:table-cell table:style-name="Tabel1.A1" office:value-type="string">
            <text:p text:style-name="P1">Voorzie formulieren van instructies voor de bezoeker waar nodig, met name bij de invoervelden waar ze toedoen.</text:p>
          </table:table-cell>
        </table:table-row>
        <table:table-row>
          <table:table-cell table:style-name="Tabel1.A2">
            <text:p text:style-name="Table_20_Contents"/>
          </table:table-cell>
          <table:table-cell table:style-name="Tabel1.A1" office:value-type="string">
            <text:p text:style-name="Table_20_Contents">Elk formulier heeft een duidelijke kop waarin staat waar het voor bedoeld is. Optioneel kan er een beschrijving vooraf worden gegeven bij een formulier.</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4.1">
            <text:p text:style-name="Table_20_Contents"><text:a xlink:type="simple" xlink:href="http://www.webrichtlijnen.nl/handleiding/ontwikkeling/productie/client-side-script-dom/optionele-karakter/#r-pd-14-1">14.1</text:a></text:p>
          </table:table-cell>
          <table:table-cell table:style-name="Tabel1.A1" office:value-type="string">
            <text:p text:style-name="P1">Gebruik geen <text:span text:style-name="T1">client-side script</text:span> voor onmisbare functionaliteit op webpagina's, tenzij het gebrek aan ondersteuning voor deze scripts voldoende wordt afgevangen door HTML alternatieven en/of <text:span text:style-name="T1">server-side script</text:span>.</text:p>
          </table:table-cell>
        </table:table-row>
        <table:table-row>
          <table:table-cell table:style-name="Tabel1.A2">
            <text:p text:style-name="Table_20_Contents"/>
          </table:table-cell>
          <table:table-cell table:style-name="Tabel1.A1" office:value-type="string">
            <text:p text:style-name="Table_20_Contents">Dit is gerelateerd aan richtlijn 8.7 en 13.6. Op de website wordt client-side script niet gebruikt voor kritische functionaliteit (dat wil zeggen, de bruikbaarheid van de website is er van afhankelijk).</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5.1">
            <text:p text:style-name="Table_20_Contents"><text:a xlink:type="simple" xlink:href="http://www.webrichtlijnen.nl/handleiding/ontwikkeling/productie/talen/taalkeuze/#r-pd-15-1">15.1</text:a></text:p>
          </table:table-cell>
          <table:table-cell table:style-name="Tabel1.A1" office:value-type="string">
            <text:p text:style-name="P1">Het maken van een taalkeuze dient voor de bezoeker mogelijk te zijn op iedere <text:soft-page-break/>pagina in de site.</text:p>
          </table:table-cell>
        </table:table-row>
        <table:table-row>
          <table:table-cell table:style-name="Tabel1.A2">
            <text:p text:style-name="Table_20_Contents"/>
          </table:table-cell>
          <table:table-cell table:style-name="Tabel1.A1" office:value-type="string">
            <text:p text:style-name="Table_20_Contents">De website is hoofdzakelijk in het Nederlands. Er is geen sprake van meertaligheid. Mocht er content komen in een andere taal dan is dit op een apart gedeelte van de website.</text:p>
          </table:table-cell>
        </table:table-row>
        <table:table-row>
          <table:table-cell table:style-name="Tabel1.A2" office:value-type="float" office:value="15.2">
            <text:p text:style-name="Table_20_Contents"><text:a xlink:type="simple" xlink:href="http://www.webrichtlijnen.nl/handleiding/ontwikkeling/productie/talen/taalkeuze/#r-pd-15-2">15.2</text:a></text:p>
          </table:table-cell>
          <table:table-cell table:style-name="Tabel1.A1" office:value-type="string">
            <text:p text:style-name="P1">Links voor taalkeuze dienen op een duidelijke en consistente plaats in de navigatie van de site te staan.</text:p>
          </table:table-cell>
        </table:table-row>
        <table:table-row>
          <table:table-cell table:style-name="Tabel1.A2">
            <text:p text:style-name="Table_20_Contents"/>
          </table:table-cell>
          <table:table-cell table:style-name="Tabel1.A1" office:value-type="string">
            <text:p text:style-name="Table_20_Contents">Er is geen sprake van meertaligheid.</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5.3">
            <text:p text:style-name="Table_20_Contents"><text:a xlink:type="simple" xlink:href="http://www.webrichtlijnen.nl/handleiding/ontwikkeling/productie/talen/taalkeuze/#r-pd-15-3">15.3</text:a></text:p>
          </table:table-cell>
          <table:table-cell table:style-name="Tabel1.A1" office:value-type="string">
            <text:p text:style-name="P1">Gebruik voluit geschreven (tekstuele) links naar de taalvarianten.</text:p>
          </table:table-cell>
        </table:table-row>
        <table:table-row>
          <table:table-cell table:style-name="Tabel1.A2">
            <text:p text:style-name="Table_20_Contents"/>
          </table:table-cell>
          <table:table-cell table:style-name="Tabel1.A1" office:value-type="string">
            <text:p text:style-name="Table_20_Contents">Er is geen sprake van meertaligheid.</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5.4">
            <text:p text:style-name="Table_20_Contents"><text:a xlink:type="simple" xlink:href="http://www.webrichtlijnen.nl/handleiding/ontwikkeling/productie/talen/taalkeuze/#r-pd-15-4">15.4</text:a></text:p>
          </table:table-cell>
          <table:table-cell table:style-name="Tabel1.A1" office:value-type="string">
            <text:p text:style-name="P1">Schrijf links naar taalvarianten in hun corresponderende taal.</text:p>
          </table:table-cell>
        </table:table-row>
        <table:table-row>
          <table:table-cell table:style-name="Tabel1.A2">
            <text:p text:style-name="Table_20_Contents"/>
          </table:table-cell>
          <table:table-cell table:style-name="Tabel1.A1" office:value-type="string">
            <text:p text:style-name="Table_20_Contents">Er is geen sprake van meertaligheid.</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5.5">
            <text:p text:style-name="Table_20_Contents"><text:a xlink:type="simple" xlink:href="http://www.webrichtlijnen.nl/handleiding/ontwikkeling/productie/talen/taalkeuze/#r-pd-15-5">15.5</text:a></text:p>
          </table:table-cell>
          <table:table-cell table:style-name="Tabel1.A1" office:value-type="string">
            <text:p text:style-name="P1">Gebruik geen associaties met nationaliteiten voor taalkeuze.</text:p>
          </table:table-cell>
        </table:table-row>
        <table:table-row>
          <table:table-cell table:style-name="Tabel1.A2">
            <text:p text:style-name="Table_20_Contents"/>
          </table:table-cell>
          <table:table-cell table:style-name="Tabel1.A1" office:value-type="string">
            <text:p text:style-name="Table_20_Contents">Er is geen sprake van meertaligheid.</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5.7">
            <text:p text:style-name="Table_20_Contents"><text:a xlink:type="simple" xlink:href="http://www.webrichtlijnen.nl/handleiding/ontwikkeling/productie/talen/in-markup/variaties-in-pagina/#r-pd-15-7">15.7</text:a></text:p>
          </table:table-cell>
          <table:table-cell table:style-name="Tabel1.A1" office:value-type="string">
            <text:p text:style-name="P1">Geef in de <text:span text:style-name="T1">markup</text:span> taalvariaties in de inhoud van pagina's aan.</text:p>
          </table:table-cell>
        </table:table-row>
        <table:table-row>
          <table:table-cell table:style-name="Tabel1.A2">
            <text:p text:style-name="Table_20_Contents"/>
          </table:table-cell>
          <table:table-cell table:style-name="Tabel1.A1" office:value-type="string">
            <text:p text:style-name="Table_20_Contents">Er is geen sprake van meertaligheid.</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8.1">
            <text:p text:style-name="Table_20_Contents"><text:a xlink:type="simple" xlink:href="http://www.webrichtlijnen.nl/handleiding/ontwikkeling/productie/optimalisatie-zoekmachines/#r-pd-18-1">18.1</text:a></text:p>
          </table:table-cell>
          <table:table-cell table:style-name="Tabel1.A1" office:value-type="string">
            <text:p text:style-name="P1">Gebruik voor iedere pagina een unieke, beschrijvende titel.</text:p>
          </table:table-cell>
        </table:table-row>
        <table:table-row>
          <table:table-cell table:style-name="Tabel1.A2">
            <text:p text:style-name="Table_20_Contents"/>
          </table:table-cell>
          <table:table-cell table:style-name="Tabel1.A1" office:value-type="string">
            <text:p text:style-name="Table_20_Contents">De redacteur moet op de hoogte zijn van deze richtlijn. Idealiter is dit afgesproken in een procedur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18.2">
            <text:p text:style-name="Table_20_Contents"><text:a xlink:type="simple" xlink:href="http://www.webrichtlijnen.nl/handleiding/ontwikkeling/productie/optimalisatie-zoekmachines/#r-pd-18-2">18.2</text:a></text:p>
          </table:table-cell>
          <table:table-cell table:style-name="Tabel1.A1" office:value-type="string">
            <text:p text:style-name="P1">Schrijf korte, bondige tekst, waarin de belangrijkste boodschap bovenaan de pagina al wordt genoemd.</text:p>
          </table:table-cell>
        </table:table-row>
        <table:table-row>
          <table:table-cell table:style-name="Tabel1.A2">
            <text:p text:style-name="Table_20_Contents"/>
          </table:table-cell>
          <table:table-cell table:style-name="Tabel1.A1" office:value-type="string">
            <text:p text:style-name="Table_20_Contents">Elk content-type in het CMS heeft een beschrijvingveld waar een korte beschrijving van de inhoud kan worden ingevuld.</text:p>
            <text:p text:style-name="Table_20_Contents"/>
            <text:p text:style-name="Table_20_Contents">De redacteur moet op de hoogte zijn van deze richtlijn. Idealiter is dit afgesproken in een procedur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22.1">
            <text:p text:style-name="Table_20_Contents"><text:a xlink:type="simple" xlink:href="http://www.webrichtlijnen.nl/handleiding/ontwikkeling/productie/contingency-design/richtlijnen/#r-pd-22-1">22.1</text:a></text:p>
          </table:table-cell>
          <table:table-cell table:style-name="Tabel1.A1" office:value-type="string">
            <text:p text:style-name="P1">Gebruik taal die de bezoeker begrijpt: beperk het gebruik van jargon, moeilijke termen en afkortingen.</text:p>
          </table:table-cell>
        </table:table-row>
        <table:table-row>
          <table:table-cell table:style-name="Tabel1.A2">
            <text:p text:style-name="Table_20_Contents"/>
          </table:table-cell>
          <table:table-cell table:style-name="Tabel1.A1" office:value-type="string">
            <text:p text:style-name="Table_20_Contents">De redacteur moet op de hoogte zijn van deze richtlijn. Idealiter is dit afgesproken in een procedur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22.2">
            <text:p text:style-name="Table_20_Contents"><text:a xlink:type="simple" xlink:href="http://www.webrichtlijnen.nl/handleiding/ontwikkeling/productie/contingency-design/richtlijnen/#r-pd-22-2">22.2</text:a></text:p>
          </table:table-cell>
          <table:table-cell table:style-name="Tabel1.A1" office:value-type="string">
            <text:p text:style-name="Table_20_Contents"><text:span text:style-name="T3">Geef bezoekers een </text:span><text:span text:style-name="Emphasis"><text:span text:style-name="T3">vluchtroute</text:span></text:span><text:span text:style-name="T3">: mogelijkheden om verder te kunnen gaan als ze vastlopen. Vluchtroutes zijn onder andere behulpzame links, het kunnen gebruiken van de terug (</text:span><text:span text:style-name="T2">back</text:span><text:span text:style-name="T3">) knop, een zoekfunctie, of het onmiddellijk kunnen corrigeren van invoerfouten. </text:span></text:p>
          </table:table-cell>
        </table:table-row>
        <table:table-row>
          <table:table-cell table:style-name="Tabel1.A2">
            <text:p text:style-name="Table_20_Contents"/>
          </table:table-cell>
          <table:table-cell table:style-name="Tabel1.A1" office:value-type="string">
            <text:p text:style-name="Table_20_Contents">De redacteur moet op de hoogte zijn van deze richtlijn. Idealiter is dit afgesproken in een procedur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22.3">
            <text:p text:style-name="Table_20_Contents"><text:a xlink:type="simple" xlink:href="http://www.webrichtlijnen.nl/handleiding/ontwikkeling/productie/contingency-design/richtlijnen/#r-pd-22-3">22.3</text:a></text:p>
          </table:table-cell>
          <table:table-cell table:style-name="Tabel1.A1" office:value-type="string">
            <text:p text:style-name="P1">Laat bezoekers niet raden: geef informatie over hoe ze een gemaakte fout kunnen herstellen. Houd rekening met veelgemaakte fouten.</text:p>
          </table:table-cell>
        </table:table-row>
        <text:soft-page-break/>
        <table:table-row>
          <table:table-cell table:style-name="Tabel1.A2">
            <text:p text:style-name="Table_20_Contents"/>
          </table:table-cell>
          <table:table-cell table:style-name="Tabel1.A1" office:value-type="string">
            <text:p text:style-name="Table_20_Contents">Zie richtlijn 4.4.</text:p>
            <text:p text:style-name="Table_20_Contents"/>
            <text:p text:style-name="Table_20_Contents">De redacteur moet op de hoogte zijn van deze richtlijn. Idealiter is dit afgesproken in een procedur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22.4">
            <text:p text:style-name="Table_20_Contents"><text:a xlink:type="simple" xlink:href="http://www.webrichtlijnen.nl/handleiding/ontwikkeling/productie/contingency-design/richtlijnen/#r-pd-22-4">22.4</text:a></text:p>
          </table:table-cell>
          <table:table-cell table:style-name="Tabel1.A1" office:value-type="string">
            <text:p text:style-name="P1">Maak aangepaste foutpagina's - voor fouten als doodlopende links (<text:span text:style-name="T1">404 Not Found</text:span>) - waarop de bezoeker mogelijkheden krijgt aangereikt om zijn weg te vervolgen binnen de site.</text:p>
          </table:table-cell>
        </table:table-row>
        <table:table-row>
          <table:table-cell table:style-name="Tabel1.A2">
            <text:p text:style-name="Table_20_Contents"/>
          </table:table-cell>
          <table:table-cell table:style-name="Tabel1.A1" office:value-type="string">
            <text:p text:style-name="Table_20_Contents">Er is een aangepaste 404 pagina, zie richtlijn 4.4.</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22.5">
            <text:p text:style-name="Table_20_Contents"><text:a xlink:type="simple" xlink:href="http://www.webrichtlijnen.nl/handleiding/ontwikkeling/productie/contingency-design/richtlijnen/#r-pd-22-5">22.5</text:a></text:p>
          </table:table-cell>
          <table:table-cell table:style-name="Tabel1.A1" office:value-type="string">
            <text:p text:style-name="P1">Bij een foutmelding als gevolg van het versturen van een formulier, geef de bezoeker de mogelijkheid om onmiddellijk de fout in het formulier te herstellen en laat hem niet afhankelijk zijn van het gebruik van de terug (<text:span text:style-name="T1">back</text:span>) knop.</text:p>
          </table:table-cell>
        </table:table-row>
        <table:table-row>
          <table:table-cell table:style-name="Tabel1.A2">
            <text:p text:style-name="Table_20_Contents"/>
          </table:table-cell>
          <table:table-cell table:style-name="Tabel1.A1" office:value-type="string">
            <text:p text:style-name="Table_20_Contents">Als een bezoeker een fout heeft gemaakt in een formulier dan kan de bezoeker de fout direct in het formulier herstellen.</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22.6">
            <text:p text:style-name="Table_20_Contents"><text:a xlink:type="simple" xlink:href="http://www.webrichtlijnen.nl/handleiding/ontwikkeling/productie/contingency-design/richtlijnen/#r-pd-22-6">22.6</text:a></text:p>
          </table:table-cell>
          <table:table-cell table:style-name="Tabel1.A1" office:value-type="string">
            <text:p text:style-name="Table_20_Contents"><text:span text:style-name="T3">Bij het implementeren van een zoekmachine op de website: gebruik </text:span><text:span text:style-name="Emphasis"><text:span text:style-name="T3">slimme</text:span></text:span><text:span text:style-name="T3"> zoektechnologie die rekening houdt met bijvoorbeeld spelfouten, soortgelijke zoektermen, en termen in meervoud en enkelvoud.</text:span></text:p>
          </table:table-cell>
        </table:table-row>
        <table:table-row>
          <table:table-cell table:style-name="Tabel1.A2">
            <text:p text:style-name="Table_20_Contents"/>
          </table:table-cell>
          <table:table-cell table:style-name="Tabel1.A1" office:value-type="string">
            <text:p text:style-name="Table_20_Contents">De zoekmachine in het Plone CMS houdt geen rekening met: spelfouten, soortgelijke zoektermen en meer-/enkelvoud.</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22.7">
            <text:p text:style-name="Table_20_Contents"><text:a xlink:type="simple" xlink:href="http://www.webrichtlijnen.nl/handleiding/ontwikkeling/productie/contingency-design/richtlijnen/#r-pd-22-7">22.7</text:a></text:p>
          </table:table-cell>
          <table:table-cell table:style-name="Tabel1.A1" office:value-type="string">
            <text:p text:style-name="P1">Geef een overzichtelijke lijst van de meest relevante zoekresultaten. Teveel zoekresultaten kosten bezoekers veel tijd om de gewenste informatie te vinden. Geef bezoekers mogelijkheden om zoekcriteria in te stellen, of zoekresultaten te ordenen.</text:p>
          </table:table-cell>
        </table:table-row>
        <table:table-row>
          <table:table-cell table:style-name="Tabel1.A2">
            <text:p text:style-name="Table_20_Contents"/>
          </table:table-cell>
          <table:table-cell table:style-name="Tabel1.A1" office:value-type="string">
            <text:p text:style-name="Table_20_Contents">In Google Analytics kan worden opgezocht wat de meest bezochte en gezochte pagina's zijn. Deze resultaten kunnen handmatig getoond worden op de website.</text:p>
            <text:p text:style-name="Table_20_Contents"/>
            <text:p text:style-name="Table_20_Contents">De redacteur moet op de hoogte zijn van deze richtlijn. Idealiter is dit afgesproken in een procedure.</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22.8">
            <text:p text:style-name="Table_20_Contents"><text:a xlink:type="simple" xlink:href="http://www.webrichtlijnen.nl/handleiding/ontwikkeling/productie/contingency-design/richtlijnen/#r-pd-22-8">22.8</text:a></text:p>
          </table:table-cell>
          <table:table-cell table:style-name="Tabel1.A1" office:value-type="string">
            <text:p text:style-name="P1">Geef bezoekers de mogelijkheid om fouten in de site te rapporteren.</text:p>
          </table:table-cell>
        </table:table-row>
        <table:table-row>
          <table:table-cell table:style-name="Tabel1.A2">
            <text:p text:style-name="Table_20_Contents"/>
          </table:table-cell>
          <table:table-cell table:style-name="Tabel1.A1" office:value-type="string">
            <text:p text:style-name="Table_20_Contents">Het Plone CMS laat een link zien naar het contactformulier als er zich een fout voordoet (error 500 pagina). Dit is niet het geval bij een 'pagina niet gevonden' (error 404 pagina).</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2" office:value-type="float" office:value="22.9">
            <text:p text:style-name="Table_20_Contents"><text:a xlink:type="simple" xlink:href="http://www.webrichtlijnen.nl/handleiding/ontwikkeling/productie/contingency-design/richtlijnen/#r-pd-22-9">22.9</text:a></text:p>
          </table:table-cell>
          <table:table-cell table:style-name="Tabel1.A1" office:value-type="string">
            <text:p text:style-name="P1">Maak gebruik van kleuren, iconen en tekstuele uitleg om de aandacht van de bezoeker voor een foutmelding te trekken en het probleem toe te lichten.</text:p>
          </table:table-cell>
        </table:table-row>
        <table:table-row>
          <table:table-cell table:style-name="Tabel1.A2">
            <text:p text:style-name="Table_20_Contents"/>
          </table:table-cell>
          <table:table-cell table:style-name="Tabel1.A1" office:value-type="string">
            <text:p text:style-name="Table_20_Contents">Een foutmelding wordt in het Plone CMS altijd bovenaan de content getoond in het rood.</text:p>
          </table:table-cell>
        </table:table-row>
        <table:table-row>
          <table:table-cell table:style-name="Tabel1.A2">
            <text:p text:style-name="Table_20_Contents"/>
          </table:table-cell>
          <table:table-cell table:style-name="Tabel1.A1" office:value-type="string">
            <text:p text:style-name="Table_20_Contents"/>
          </table:table-cell>
        </table:table-row>
        <table:table-row>
          <table:table-cell table:style-name="Tabel1.A1" office:value-type="string">
            <text:p text:style-name="Table_20_Contents"><text:a xlink:type="simple" xlink:href="http://www.webrichtlijnen.nl/handleiding/ontwikkeling/productie/contingency-design/richtlijnen/#r-pd-22-10">22.10'</text:a></text:p>
          </table:table-cell>
          <table:table-cell table:style-name="Tabel1.A1" office:value-type="string">
            <text:p text:style-name="Table_20_Contents">Geef bezoekers mogelijkheden om informatie op alternatieve manieren te vinden. Bijvoorbeeld door het geven van een <text:span text:style-name="T1">sitemap</text:span>, zoekfuncties, of via een verzoek per e-mail, brief of telefoon.</text:p>
          </table:table-cell>
        </table:table-row>
        <table:table-row>
          <table:table-cell table:style-name="Tabel1.A2">
            <text:p text:style-name="Table_20_Contents"/>
          </table:table-cell>
          <table:table-cell table:style-name="Tabel1.A1" office:value-type="string">
            <text:p text:style-name="Table_20_Contents">Op de website zijn er alternatieve manieren om informatie te vinde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svg:font-family="'Bitstream Vera Sans'"/>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nl" fo:country="N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0pt" fo:language="nl" fo:country="N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Bitstream Vera Sans" style:font-size-asian="12pt"/>
    </style:style>
    <style:style style:name="Caption" style:family="paragraph" style:parent-style-name="Standard" style:class="extra">
      <style:paragraph-properties fo:margin-top="0.212cm" fo:margin-bottom="0.212cm" text:number-lines="false" text:line-number="0"/>
      <style:text-properties style:font-name="Bitstream Vera San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Vera San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Niet toetsbare webrichtlijnen <text:s/>– <text:s text:c="2"/>Voorbeeld <text:s text:c="2"/>– <text:s text:c="3"/>Uw bedrij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im Leong</meta:initial-creator>
    <meta:creation-date>2009-12-08T09:59:20</meta:creation-date>
    <dc:date>2009-12-17T11:26:37</dc:date>
    <dc:creator>Kim Leong</dc:creator>
    <meta:editing-duration>PT06H06M00S</meta:editing-duration>
    <meta:editing-cycles>13</meta:editing-cycles>
    <meta:generator>OpenOffice.org/3.1$Unix OpenOffice.org_project/310m19$Build-9420</meta:generator>
    <meta:document-statistic meta:table-count="1" meta:image-count="0" meta:object-count="0" meta:page-count="10" meta:paragraph-count="272" meta:word-count="3665" meta:character-count="23306"/>
  </office:meta>
</office:document-meta>
</file>